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9F43F428A4433148.png" manifest:media-type="image/png"/>
  <manifest:file-entry manifest:full-path="Pictures/10000201000000200000002023C620336A499CE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0.639cm" svg:height="0.639cm" svg:x="10.389cm" svg:y="14.661cm">
          <draw:image xlink:href="Pictures/10000201000000200000002023C620336A499CED.png" xlink:type="simple" xlink:show="embed" xlink:actuate="onLoad">
            <text:p/>
          </draw:image>
        </draw:frame>
        <draw:frame draw:style-name="gr2" draw:text-style-name="P2" draw:layer="layout" svg:width="0.639cm" svg:height="0.639cm" svg:x="10.396cm" svg:y="14.661cm">
          <draw:image xlink:href="Pictures/10000201000000200000002023C620336A499CED.png" xlink:type="simple" xlink:show="embed" xlink:actuate="onLoad">
            <text:p/>
          </draw:image>
        </draw:frame>
        <draw:frame draw:style-name="gr2" draw:text-style-name="P2" draw:layer="layout" svg:width="0.639cm" svg:height="0.639cm" svg:x="10.396cm" svg:y="14.661cm">
          <draw:image xlink:href="Pictures/1000000000000020000000209F43F428A443314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4T09:14:15.226801000</meta:creation-date>
    <dc:date>2018-11-15T09:06:50.272704000</dc:date>
    <meta:editing-duration>PT29M14S</meta:editing-duration>
    <meta:editing-cycles>13</meta:editing-cycles>
    <meta:generator>LibreOffice/5.1.2.2$MacOSX_X86_64 LibreOffice_project/d3bf12ecb743fc0d20e0be0c58ca359301eb705f</meta:generator>
    <meta:document-statistic meta:object-count="3"/>
  </office:meta>
</office:document-meta>
</file>